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fill-color="#c0c0c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36cm" fo:min-width="1.126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1" svg:stroke-width="0.02cm" svg:stroke-color="#000000" draw:marker-start="" draw:marker-start-width="0.23cm" draw:marker-start-center="false" draw:marker-end="" draw:marker-end-width="0.23cm" draw:marker-end-center="false" svg:stroke-opacity="100%" draw:stroke-linejoin="round" draw:fill="soli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23cm" fo:min-width="0.98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808cm" fo:min-width="0.61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1.595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73cm" fo:min-width="0.15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graphic-properties draw:stroke="dash" draw:stroke-dash="Dashed_20__28_var_29_" svg:stroke-width="0.081cm" svg:stroke-color="#000000" draw:marker-start-width="0.321cm" draw:marker-end-width="0.321cm"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fo:min-height="0.712cm"/>
    </style:style>
    <style:style style:name="gr39" style:family="graphic" style:parent-style-name="standard">
      <style:graphic-properties svg:stroke-color="#000000" draw:fill-color="#aea79f" draw:textarea-horizontal-align="justify" draw:textarea-vertical-align="middle" draw:auto-grow-height="false" fo:min-height="0.15cm" fo:min-width="4.139cm"/>
    </style:style>
    <style:style style:name="gr40" style:family="graphic" style:parent-style-name="standard">
      <style:graphic-properties svg:stroke-color="#000000" draw:fill-color="#aea79f" draw:textarea-horizontal-align="justify" draw:textarea-vertical-align="middle" draw:auto-grow-height="false" fo:min-height="0.15cm" fo:min-width="4.05cm"/>
    </style:style>
    <style:style style:name="gr41" style:family="graphic" style:parent-style-name="standard">
      <style:graphic-properties svg:stroke-color="#333333" draw:fill-color="#ffffff" draw:auto-grow-height="false" fo:min-height="0cm" fo:min-width="0cm" fo:wrap-option="wrap"/>
    </style:style>
    <style:style style:name="gr42" style:family="graphic" style:parent-style-name="standard">
      <style:graphic-properties draw:stroke="none" svg:stroke-color="#000000" draw:fill="none" draw:fill-color="#ffffff" fo:min-height="0.55cm"/>
    </style:style>
    <style:style style:name="gr43" style:family="graphic" style:parent-style-name="objectwithoutfill">
      <style:graphic-properties draw:marker-end="Arrow_20_concave" draw:marker-end-width="0.3cm" draw:fill="none" draw:textarea-vertical-align="middle"/>
    </style:style>
    <style:style style:name="gr44" style:family="graphic" style:parent-style-name="standard">
      <style:graphic-properties draw:stroke="none" svg:stroke-color="#000000" draw:fill="none" draw:fill-color="#ffffff" fo:min-height="0.789cm"/>
    </style:style>
    <style:style style:name="gr45" style:family="graphic" style:parent-style-name="objectwithoutfill">
      <style:graphic-properties draw:marker-end="Arrow" draw:marker-end-width="0.3cm" draw:fill="none" draw:textarea-vertical-align="middle"/>
    </style:style>
    <style:style style:name="gr46" style:family="graphic" style:parent-style-name="objectwithoutfill">
      <style:graphic-properties draw:fill="none" draw:textarea-vertical-align="middle"/>
    </style:style>
    <style:style style:name="P1" style:family="paragraph">
      <loext:graphic-properties draw:fill="solid" draw:fill-color="#c0c0c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Nimbus Sans L"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DejaVu Sans"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soli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Nimbus Sans L"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DejaVu Sans"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Nimbus Sans L"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DejaVu Sans"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Nimbus Sans L"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DejaVu Sans"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aea79f"/>
      <style:paragraph-properties fo:text-align="center"/>
    </style:style>
    <style:style style:name="P8" style:family="paragraph">
      <loext:graphic-properties draw:fill-color="#ffffff"/>
    </style:style>
    <style:style style:name="P9"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xml:id="id2" draw:id="id2">
          <draw:custom-shape draw:style-name="gr1" draw:text-style-name="P1" draw:layer="layout" svg:width="1.646cm" svg:height="1.606cm" svg:x="11.049cm" svg:y="1.44cm">
            <text:p/>
            <draw:enhanced-geometry svg:viewBox="0 0 21600 21600" draw:type="rectangle" draw:enhanced-path="M 0 0 L 21600 0 21600 21600 0 21600 0 0 Z N"/>
          </draw:custom-shape>
          <draw:line draw:style-name="gr2" draw:text-style-name="P2" draw:layer="layout" svg:x1="11.257cm" svg:y1="1.429cm" svg:x2="11.257cm" svg:y2="1.188cm">
            <text:p/>
          </draw:line>
          <draw:line draw:style-name="gr3" draw:text-style-name="P2" draw:layer="layout" svg:x1="11.457cm" svg:y1="1.43cm" svg:x2="11.457cm" svg:y2="1.189cm">
            <text:p/>
          </draw:line>
          <draw:line draw:style-name="gr4" draw:text-style-name="P2" draw:layer="layout" svg:x1="11.657cm" svg:y1="1.431cm" svg:x2="11.657cm" svg:y2="1.19cm">
            <text:p/>
          </draw:line>
          <draw:line draw:style-name="gr5" draw:text-style-name="P2" draw:layer="layout" svg:x1="11.857cm" svg:y1="1.432cm" svg:x2="11.857cm" svg:y2="1.191cm">
            <text:p/>
          </draw:line>
          <draw:line draw:style-name="gr6" draw:text-style-name="P2" draw:layer="layout" svg:x1="12.057cm" svg:y1="1.433cm" svg:x2="12.057cm" svg:y2="1.192cm">
            <text:p/>
          </draw:line>
          <draw:line draw:style-name="gr7" draw:text-style-name="P2" draw:layer="layout" svg:x1="12.257cm" svg:y1="1.434cm" svg:x2="12.257cm" svg:y2="1.193cm">
            <text:p/>
          </draw:line>
          <draw:line draw:style-name="gr8" draw:text-style-name="P2" draw:layer="layout" svg:x1="12.457cm" svg:y1="1.435cm" svg:x2="12.457cm" svg:y2="1.194cm">
            <text:p/>
          </draw:line>
          <draw:line draw:style-name="gr9" draw:text-style-name="P2" draw:layer="layout" svg:x1="11.257cm" svg:y1="3.294cm" svg:x2="11.257cm" svg:y2="3.053cm">
            <text:p/>
          </draw:line>
          <draw:line draw:style-name="gr10" draw:text-style-name="P2" draw:layer="layout" svg:x1="11.457cm" svg:y1="3.295cm" svg:x2="11.457cm" svg:y2="3.054cm">
            <text:p/>
          </draw:line>
          <draw:line draw:style-name="gr11" draw:text-style-name="P2" draw:layer="layout" svg:x1="11.657cm" svg:y1="3.296cm" svg:x2="11.657cm" svg:y2="3.055cm">
            <text:p/>
          </draw:line>
          <draw:line draw:style-name="gr12" draw:text-style-name="P2" draw:layer="layout" svg:x1="11.857cm" svg:y1="3.297cm" svg:x2="11.857cm" svg:y2="3.056cm">
            <text:p/>
          </draw:line>
          <draw:line draw:style-name="gr13" draw:text-style-name="P2" draw:layer="layout" svg:x1="12.057cm" svg:y1="3.298cm" svg:x2="12.057cm" svg:y2="3.057cm">
            <text:p/>
          </draw:line>
          <draw:line draw:style-name="gr14" draw:text-style-name="P2" draw:layer="layout" svg:x1="12.257cm" svg:y1="3.299cm" svg:x2="12.257cm" svg:y2="3.058cm">
            <text:p/>
          </draw:line>
          <draw:line draw:style-name="gr15" draw:text-style-name="P2" draw:layer="layout" svg:x1="12.457cm" svg:y1="3.3cm" svg:x2="12.457cm" svg:y2="3.059cm">
            <text:p/>
          </draw:line>
          <draw:line draw:style-name="gr16" draw:text-style-name="P2" draw:layer="layout" svg:x1="12.705cm" svg:y1="1.611cm" svg:x2="12.946cm" svg:y2="1.611cm">
            <text:p/>
          </draw:line>
          <draw:line draw:style-name="gr17" draw:text-style-name="P2" draw:layer="layout" svg:x1="12.704cm" svg:y1="1.811cm" svg:x2="12.945cm" svg:y2="1.811cm">
            <text:p/>
          </draw:line>
          <draw:line draw:style-name="gr18" draw:text-style-name="P2" draw:layer="layout" svg:x1="12.703cm" svg:y1="2.011cm" svg:x2="12.944cm" svg:y2="2.011cm">
            <text:p/>
          </draw:line>
          <draw:line draw:style-name="gr19" draw:text-style-name="P2" draw:layer="layout" svg:x1="12.702cm" svg:y1="2.211cm" svg:x2="12.943cm" svg:y2="2.211cm">
            <text:p/>
          </draw:line>
          <draw:line draw:style-name="gr20" draw:text-style-name="P2" draw:layer="layout" svg:x1="12.701cm" svg:y1="2.411cm" svg:x2="12.942cm" svg:y2="2.411cm">
            <text:p/>
          </draw:line>
          <draw:line draw:style-name="gr21" draw:text-style-name="P2" draw:layer="layout" svg:x1="12.7cm" svg:y1="2.611cm" svg:x2="12.941cm" svg:y2="2.611cm">
            <text:p/>
          </draw:line>
          <draw:line draw:style-name="gr22" draw:text-style-name="P2" draw:layer="layout" svg:x1="12.699cm" svg:y1="2.811cm" svg:x2="12.94cm" svg:y2="2.811cm">
            <text:p/>
          </draw:line>
          <draw:line draw:style-name="gr23" draw:text-style-name="P2" draw:layer="layout" svg:x1="10.806cm" svg:y1="1.611cm" svg:x2="11.047cm" svg:y2="1.611cm">
            <text:p/>
          </draw:line>
          <draw:line draw:style-name="gr24" draw:text-style-name="P2" draw:layer="layout" svg:x1="10.805cm" svg:y1="1.811cm" svg:x2="11.046cm" svg:y2="1.811cm">
            <text:p/>
          </draw:line>
          <draw:line draw:style-name="gr25" draw:text-style-name="P2" draw:layer="layout" svg:x1="10.804cm" svg:y1="2.011cm" svg:x2="11.045cm" svg:y2="2.011cm">
            <text:p/>
          </draw:line>
          <draw:line draw:style-name="gr26" draw:text-style-name="P2" draw:layer="layout" svg:x1="10.803cm" svg:y1="2.211cm" svg:x2="11.044cm" svg:y2="2.211cm">
            <text:p/>
          </draw:line>
          <draw:line draw:style-name="gr27" draw:text-style-name="P2" draw:layer="layout" svg:x1="10.802cm" svg:y1="2.411cm" svg:x2="11.043cm" svg:y2="2.411cm">
            <text:p/>
          </draw:line>
          <draw:line draw:style-name="gr28" draw:text-style-name="P2" draw:layer="layout" svg:x1="10.801cm" svg:y1="2.611cm" svg:x2="11.042cm" svg:y2="2.611cm">
            <text:p/>
          </draw:line>
          <draw:line draw:style-name="gr29" draw:text-style-name="P2" draw:layer="layout" svg:x1="10.8cm" svg:y1="2.811cm" svg:x2="11.041cm" svg:y2="2.811cm">
            <text:p/>
          </draw:line>
        </draw:g>
        <draw:g xml:id="id1" draw:id="id1">
          <draw:custom-shape draw:style-name="gr30" draw:text-style-name="P3" draw:layer="layout" svg:width="1.5cm" svg:height="1.5cm" svg:x="2.431cm" svg:y="1.484cm">
            <text:p/>
            <draw:enhanced-geometry svg:viewBox="0 0 21600 21600" draw:type="rectangle" draw:enhanced-path="M 0 0 L 21600 0 21600 21600 0 21600 0 0 Z N"/>
          </draw:custom-shape>
          <draw:custom-shape draw:style-name="gr31" draw:text-style-name="P4" draw:layer="layout" svg:width="1.13cm" svg:height="1.078cm" svg:x="2.595cm" svg:y="1.686cm">
            <text:p/>
            <draw:enhanced-geometry svg:viewBox="0 0 21600 21600" draw:type="rectangle" draw:enhanced-path="M 0 0 L 21600 0 21600 21600 0 21600 0 0 Z N"/>
          </draw:custom-shape>
          <draw:custom-shape draw:style-name="gr32" draw:text-style-name="P3" draw:layer="layout" svg:width="2.115cm" svg:height="0.217cm" svg:x="2.195cm" svg:y="3.08cm">
            <text:p/>
            <draw:enhanced-geometry svg:viewBox="0 0 21600 21600" draw:type="rectangle" draw:enhanced-path="M 0 0 L 21600 0 21600 21600 0 21600 0 0 Z N"/>
          </draw:custom-shape>
          <draw:custom-shape draw:style-name="gr33" draw:text-style-name="P3" draw:layer="layout" svg:width="0.67cm" svg:height="2cm" svg:x="1.6cm" svg:y="1.184cm">
            <text:p/>
            <draw:enhanced-geometry svg:viewBox="0 0 21600 21600" draw:type="rectangle" draw:enhanced-path="M 0 0 L 21600 0 21600 21600 0 21600 0 0 Z N"/>
          </draw:custom-shape>
          <draw:custom-shape draw:style-name="gr34" draw:text-style-name="P4" draw:layer="layout" svg:width="0.514cm" svg:height="0.15cm" svg:x="1.675cm" svg:y="1.337cm">
            <text:p/>
            <draw:enhanced-geometry svg:viewBox="0 0 21600 21600" draw:type="rectangle" draw:enhanced-path="M 0 0 L 21600 0 21600 21600 0 21600 0 0 Z N"/>
          </draw:custom-shape>
          <draw:custom-shape draw:style-name="gr35" draw:text-style-name="P4" draw:layer="layout" svg:width="0.514cm" svg:height="0.139cm" svg:x="1.675cm" svg:y="1.573cm">
            <text:p/>
            <draw:enhanced-geometry svg:viewBox="0 0 21600 21600" draw:type="rectangle" draw:enhanced-path="M 0 0 L 21600 0 21600 21600 0 21600 0 0 Z N"/>
          </draw:custom-shape>
          <draw:custom-shape draw:style-name="gr36" draw:text-style-name="P4" draw:layer="layout" svg:width="0.097cm" svg:height="0.097cm" svg:x="2.043cm" svg:y="2.15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onnector draw:style-name="gr37" draw:text-style-name="P5" draw:layer="layout" svg:x1="4.31cm" svg:y1="2.24cm" svg:x2="10.8cm" svg:y2="2.244cm" draw:start-shape="id1" draw:start-glue-point="1" draw:end-shape="id2" draw:end-glue-point="3" svg:d="M4310 2240h3245v4h3245" svg:viewBox="0 0 6491 5">
          <text:p/>
        </draw:connector>
        <draw:frame draw:style-name="gr38" draw:text-style-name="P6" draw:layer="layout" svg:width="2.6cm" svg:height="0.962cm" svg:x="6.31cm" svg:y="1.197cm">
          <draw:text-box>
            <text:p>UART</text:p>
          </draw:text-box>
        </draw:frame>
        <draw:custom-shape draw:style-name="gr39" draw:text-style-name="P7" draw:layer="layout" svg:width="5.3cm" svg:height="0.8cm" svg:x="5.2cm" svg:y="5.6cm">
          <text:p text:style-name="P5"><text:span text:style-name="T1">Wert der Variabl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7" draw:layer="layout" svg:width="5.2cm" svg:height="0.8cm" svg:x="5.5cm" svg:y="4.6cm">
          <text:p text:style-name="P5"><text:span text:style-name="T1">Abfrage zum Ausles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8" draw:layer="layout" svg:width="0.7cm" svg:height="0.6cm" svg:x="11.2cm" svg:y="2.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42" draw:text-style-name="P6" draw:layer="layout" svg:width="1cm" svg:height="0.8cm" svg:x="11.9cm" svg:y="1.4cm">
          <draw:text-box>
            <text:p><text:span text:style-name="T2">µC</text:span></text:p>
          </draw:text-box>
        </draw:frame>
        <draw:line draw:style-name="gr43" draw:text-style-name="P9" draw:layer="layout" svg:x1="11.6cm" svg:y1="2.7cm" svg:x2="13.1cm" svg:y2="3.7cm">
          <text:p/>
        </draw:line>
        <draw:frame draw:style-name="gr44" draw:text-style-name="P6" draw:layer="layout" svg:width="2.6cm" svg:height="1.039cm" svg:x="12.2cm" svg:y="3.6cm">
          <draw:text-box>
            <text:p><text:span text:style-name="T2">CCP-Treiber</text:span></text:p>
          </draw:text-box>
        </draw:frame>
        <draw:line draw:style-name="gr45" draw:text-style-name="P9" draw:layer="layout" svg:x1="1.8cm" svg:y1="6.3cm" svg:x2="1.8cm" svg:y2="4.7cm">
          <text:p/>
        </draw:line>
        <draw:line draw:style-name="gr45" draw:text-style-name="P9" draw:layer="layout" svg:x1="1.8cm" svg:y1="6.3cm" svg:x2="4.3cm" svg:y2="6.3cm">
          <text:p/>
        </draw:line>
        <draw:path draw:style-name="gr46" draw:text-style-name="P9" draw:layer="layout" svg:width="1.199cm" svg:height="2.414cm" draw:transform="rotate (1.44425995602531) translate (1.80036044854821cm 6.29691863877902cm)" svg:viewBox="0 0 1200 2415" svg:d="M0 1c72 9 144-6 213 1 75 7 153 24 220 67 63 40 160 74 165 164s-132 131-74 228c39 65 48 146 114 197 67 52 147 112 168 198 17 68-56 138-21 208 39 76 103 146 181 182 73 33 162 48 213 117 46 62 15 166-73 179-69 11-139 19-208 34-70 15-146 12-214 34-71 24-157 47-180 139-18 69-6 140 18 203 33 86 136 62 164 164 20 70 58 133 54 205l22 66 45 28">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8T14:21:58.565595849</meta:creation-date>
    <dc:date>2017-12-28T15:09:29.087197592</dc:date>
    <meta:editing-duration>PT21M35S</meta:editing-duration>
    <meta:editing-cycles>3</meta:editing-cycles>
    <meta:generator>LibreOffice/5.4.3.2$Linux_X86_64 LibreOffice_project/40m0$Build-2</meta:generator>
    <meta:document-statistic meta:object-count="49"/>
  </office:meta>
</office:document-meta>
</file>